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margin-top="0cm" fo:margin-bottom="0.85cm"/>
      <style:text-properties fo:text-transform="uppercase"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margin-top="0.559cm" fo:margin-bottom="0cm" fo:text-align="start" style:justify-single-word="false"/>
    </style:style>
    <style:style style:name="P4" style:family="paragraph" style:parent-style-name="Titulo_20_Primera">
      <style:paragraph-properties fo:margin-top="1.48cm" fo:margin-bottom="0.21cm"/>
      <style:text-properties fo:font-size="9pt" fo:font-weight="bold" style:font-size-asian="9pt" style:font-weight-asian="bold" style:font-size-complex="9pt" style:font-weight-complex="bold"/>
    </style:style>
    <style:style style:name="P5" style:family="paragraph" style:parent-style-name="Abstract">
      <style:text-properties fo:font-size="9pt" style:font-size-asian="9pt" style:font-size-complex="9pt"/>
    </style:style>
    <style:style style:name="P6" style:family="paragraph" style:parent-style-name="Standard">
      <style:paragraph-properties fo:margin-top="0.64cm" fo:margin-bottom="0.21cm"/>
      <style:text-properties fo:font-size="9pt" fo:font-weight="bold" style:font-size-asian="9pt" style:font-weight-asian="bold" style:font-size-complex="9pt" style:font-weight-complex="bold"/>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list-style-name="L1"/>
    <style:style style:name="P9" style:family="paragraph" style:parent-style-name="Text_20_body" style:list-style-name="L2"/>
    <style:style style:name="T1" style:family="text">
      <style:text-properties fo:font-size="11pt" fo:font-weight="bold" style:font-size-asian="11pt" style:font-weight-asian="bold" style:font-size-complex="11pt" style:font-weight-complex="bold"/>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069cm" text:min-label-width="0.635cm"/>
        <style:text-properties style:font-name="StarSymbol"/>
      </text:list-level-style-bullet>
      <text:list-level-style-bullet text:level="2" text:style-name="Bullet_20_Symbols" style:num-suffix="." text:bullet-char="○">
        <style:list-level-properties text:space-before="1.339cm" text:min-label-width="0.635cm"/>
        <style:text-properties style:font-name="StarSymbol"/>
      </text:list-level-style-bullet>
      <text:list-level-style-bullet text:level="3" text:style-name="Bullet_20_Symbols" style:num-suffix="." text:bullet-char="■">
        <style:list-level-properties text:space-before="2.609cm" text:min-label-width="0.635cm"/>
        <style:text-properties style:font-name="StarSymbol"/>
      </text:list-level-style-bullet>
      <text:list-level-style-bullet text:level="4" text:style-name="Bullet_20_Symbols" style:num-suffix="." text:bullet-char="●">
        <style:list-level-properties text:space-before="3.879cm" text:min-label-width="0.635cm"/>
        <style:text-properties style:font-name="StarSymbol"/>
      </text:list-level-style-bullet>
      <text:list-level-style-bullet text:level="5" text:style-name="Bullet_20_Symbols" style:num-suffix="." text:bullet-char="○">
        <style:list-level-properties text:space-before="5.149cm" text:min-label-width="0.635cm"/>
        <style:text-properties style:font-name="StarSymbol"/>
      </text:list-level-style-bullet>
      <text:list-level-style-bullet text:level="6" text:style-name="Bullet_20_Symbols" style:num-suffix="." text:bullet-char="■">
        <style:list-level-properties text:space-before="6.419cm" text:min-label-width="0.635cm"/>
        <style:text-properties style:font-name="StarSymbol"/>
      </text:list-level-style-bullet>
      <text:list-level-style-bullet text:level="7" text:style-name="Bullet_20_Symbols" style:num-suffix="." text:bullet-char="●">
        <style:list-level-properties text:space-before="7.689cm" text:min-label-width="0.635cm"/>
        <style:text-properties style:font-name="StarSymbol"/>
      </text:list-level-style-bullet>
      <text:list-level-style-bullet text:level="8" text:style-name="Bullet_20_Symbols" style:num-suffix="." text:bullet-char="○">
        <style:list-level-properties text:space-before="8.959cm" text:min-label-width="0.635cm"/>
        <style:text-properties style:font-name="StarSymbol"/>
      </text:list-level-style-bullet>
      <text:list-level-style-bullet text:level="9" text:style-name="Bullet_20_Symbols" style:num-suffix="." text:bullet-char="■">
        <style:list-level-properties text:space-before="10.229cm" text:min-label-width="0.635cm"/>
        <style:text-properties style:font-name="StarSymbol"/>
      </text:list-level-style-bullet>
      <text:list-level-style-bullet text:level="10" text:style-name="Bullet_20_Symbols" style:num-suffix="." text:bullet-char="●">
        <style:list-level-properties text:space-before="11.499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iling lists meet the Semantic Web</text:p>
      <text:p text:style-name="P2"><text:span text:style-name="T1">Sergio Fernández and Diego Berrueta</text:span> <text:span text:style-name="T2">Fundación CTIC, Parque Científico y Tecnológico, Cabueñes, Gijón, Spain. sergio.fernandez@fundacionctic.org, diego.berrueta@fundacionctic.org</text:span></text:p>
      <text:p text:style-name="P3"><text:span text:style-name="T1">Jose E. Labra</text:span> <text:span text:style-name="T2">Universidad de Oviedo, Computer Science Department, Campus de los Catalanes, Oviedo, Spain. labra@uniovi.es</text:span></text:p>
      <text:p text:style-name="P4">ABSTRACT</text:p>
      <text:p text:style-name="P5">Mailing list archives (i.e., the compilation of the messages posted up-to-now) are often published on the web and indexed by conventional search engines. They store a vast knowledge capital. However, the ability to automatically recognize and process the information is mostly lost at publishing time. As a result, the current mailing list archives are difficult to query and have a limited use. This paper describes an usage of the Semantic Web technologies in order to avoid the information loss and to allow new applications to exploit the information in a more powerful way.</text:p>
      <text:p text:style-name="P6">KEYWORDS</text:p>
      <text:p text:style-name="P5">Mailing list, Semantic web, SIOC, RDF, ontology</text:p>
      <text:h text:style-name="Heading_20_1" text:outline-level="1">1. Introduction</text:h>
      <text:p text:style-name="Text_20_body">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P7">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ted by date ranges to avoid excessive growth.</text:p>
      <text:p text:style-name="P7">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P7">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P7">The rest of the paper is organized as follows: Section 2 introduces the SIOC ontology and our extensions to it, and then some software applications are described in Section 3. We close the paper with the conclusions and a discussion on future plans in Section 4.</text:p>
      <text:h text:style-name="Heading_20_1" text:outline-level="1">2. SIOC</text:h>
      <text:p text:style-name="Text_20_body">An ontology to capture the meta-data of a discussion forum, such as a mailing list, was clearly recognized as the first milestone to fulfill the purpose of the project. Fortunately, DERI Galway has developed SIOC (Semantically-Interlinked Online Communities, http://sioc-project.org/), an ontology that provides a vocabulary to interconnect different discussion methods such as blogs, web-based forums and mailing <text:s/>lists (Breslin 2005, Breslin 2006). Indeed, SIOC has a wider scope than just mailing lists, and groups all kinds of online discussion primitives in a generic <text:span text:style-name="Variable">sioc:Forum</text:span> concept. Each forum represents an online community of people that share a common interest. The goal of SIOC is to interconnect these online communities. Other relevant concepts of the ontology are <text:span text:style-name="Variable">sioc:User</text:span> and <text:span text:style-name="Variable">sioc:Post</text:span>, which model respectively the members of the communities and the content they produce.</text:p>
      <text:p text:style-name="Text_20_body"/>
      <text:p text:style-name="Text_20_body">\begin{figure}[ht]</text:p>
      <text:p text:style-name="Text_20_body"><text:s/>\centering</text:p>
      <text:p text:style-name="Text_20_body"><text:s/>\includegraphics[width=7cm]{images/sioc-terms.png}</text:p>
      <text:p text:style-name="Text_20_body"><text:s/>\caption{SIOC ontology terms}</text:p>
      <text:p text:style-name="Text_20_body">\end{figure}</text:p>
      <text:p text:style-name="Text_20_body"/>
      <text:p text:style-name="P7">The SIOC ontology was designed to express the information contained both explicitly <text:s/>and implicitly in Internet discussion methods. Several software applications, usually deployed as plug-ins, are already available to export SIOC data from some popular blogging platforms and content management systems. The effort, however, is focused on web-based communities (weblogs, webforums), while little has been done so far to extend the coverage to legacy non-web communities, such as mailing lists and Usenet groups.</text:p>
      <text:p text:style-name="P7">SIOC is specified in OWL, and their instances can be expressed in RDF. Therefore, they can be easily linked to other ontologies. The obvious choice here is FOAF (Brickley and Miller, 2005), which provides powerful means to describe the personal data of the members of a community.</text:p>
      <text:h text:style-name="Heading_20_2" text:outline-level="2">2.1 Extending SIOC Ontology</text:h>
      <text:p text:style-name="Text_20_body">SIOC was quickly identified as an almost perfect match for our purpose. Each mailing list becomes an instance of <text:span text:style-name="Variable">sioc:Forum</text:span>, messages sent to the list become instances of <text:span text:style-name="Variable">sioc:Post</text:span> (as well as their replies), and the people subscribed to the list are <text:span text:style-name="Variable">sioc:User</text:span>s. The Dublin Core (Dublin Core Metadata Element Set, Version 1.1, 2006) vocabulary is used to capture meta-data such as the message date or title.</text:p>
      <text:p text:style-name="P7">However, additional object properties were required in order to retain the sequence of messages published in a mailing list. Thus, we extended the SIOC ontology with two properties defined in a separate namespace: <text:span text:style-name="Variable">swaml:previousByDate</text:span> and <text:span text:style-name="Variable">swaml:nextByDate</text:span>. Both properties are defined with <text:span text:style-name="Variable">sioc:Post</text:span> as their domain and range. An RDF representation of a sample message is shown in Figure~\ref{fig:rdfexample}.</text:p>
      <text:p text:style-name="Text_20_body"/>
      <text:p text:style-name="Text_20_body">\begin{figure}[ht]</text:p>
      <text:p text:style-name="Text_20_body">\lstset{language=RDF}</text:p>
      <text:p text:style-name="Text_20_body">\begin{lstlisting}</text:p>
      <text:p text:style-name="Preformatted_20_Text">&lt;rdf:RDF</text:p>
      <text:p text:style-name="Preformatted_20_Text"><text:s text:c="2"/>xmlns:dcterms='http://purl.org/dc/terms/'</text:p>
      <text:p text:style-name="Preformatted_20_Text"><text:s text:c="2"/>xmlns:sioc='http://rdfs.org/sioc/ns#'</text:p>
      <text:p text:style-name="Preformatted_20_Text"><text:s text:c="2"/>xmlns:rdf='http://www.w3.org/1999/02/22-rdf-syntax-ns#'</text:p>
      <text:p text:style-name="Preformatted_20_Text"><text:s text:c="2"/>xmlns:swaml='http://swaml.berlios.de/ns/0.2#'</text:p>
      <text:p text:style-name="Preformatted_20_Text"><text:s text:c="2"/>xmlns:dc='http://purl.org/dc/elements/1.1/'</text:p>
      <text:p text:style-name="Preformatted_20_Text"><text:s text:c="2"/>xml:base='http://swaml.berlios.de/demo/'&gt;</text:p>
      <text:p text:style-name="Preformatted_20_Text"><text:s text:c="2"/>&lt;sioc:Post rdf:about="2006-Oct/post-50.rdf"&gt;</text:p>
      <text:p text:style-name="Preformatted_20_Text"><text:s text:c="4"/>&lt;dc:title&gt;SIOC properties cardinality&lt;/dc:title&gt;</text:p>
      <text:p text:style-name="Preformatted_20_Text"><text:s text:c="4"/>&lt;sioc:has_creator rdf:resource="subscribers.rdf#s4"/&gt;</text:p>
      <text:p text:style-name="Preformatted_20_Text"><text:s text:c="4"/>&lt;dcterms:created&gt;Thu, 12 Oct 2006 23:59:26 +0200&lt;/dcterms:created&gt;</text:p>
      <text:p text:style-name="Preformatted_20_Text"><text:s text:c="4"/>&lt;sioc:content&gt;&lt;!-- ommitted --&gt;&lt;/sioc:content&gt;</text:p>
      <text:p text:style-name="Preformatted_20_Text"><text:s text:c="4"/>&lt;sioc:has_reply rdf:resource="2006-Oct/post-51.rdf"/&gt;</text:p>
      <text:p text:style-name="Preformatted_20_Text"><text:s text:c="4"/>&lt;swaml:previousByDate rdf:resource="2006-Oct/post-49.rdf"/&gt;</text:p>
      <text:p text:style-name="Preformatted_20_Text"><text:s text:c="4"/>&lt;swaml:nextByDate rdf:resource="2006-Oct/post-51.rdf"/&gt;</text:p>
      <text:p text:style-name="Preformatted_20_Text"><text:s text:c="2"/>&lt;/sioc:Post&gt;</text:p>
      <text:p text:style-name="Preformatted_20_Text">&lt;/rdf:RDF&gt;</text:p>
      <text:p text:style-name="Text_20_body">\end{lstlisting}</text:p>
      <text:p text:style-name="Text_20_body">\caption{SIOC Post example in RDF/XML}</text:p>
      <text:p text:style-name="Text_20_body">\label{fig:rdfexample}</text:p>
      <text:p text:style-name="Text_20_body">\end{figure}</text:p>
      <text:h text:style-name="Heading_20_1" text:outline-level="1">3. Software tools</text:h>
      <text:p text:style-name="Text_20_body">The ontology itself provides no service to end users. Software tools are required, and we built two of them as part of this project<text:note text:id="ftn0" text:note-class="footnote"><text:note-citation>1</text:note-citation><text:note-body><text:p text:style-name="Text_20_body"><text:s/>Our applications are available at http://swaml.berlios.de/</text:p></text:note-body></text:note>.</text:p>
      <text:list text:style-name="L1">
        <text:list-item>
          <text:p text:style-name="P8">SWAML is a non-interactive, command-line application whose main purpose is to translate mailboxes into <text:span text:style-name="Variable">sioc:Forum</text:span> instances in RDF.</text:p>
        </text:list-item>
        <text:list-item>
          <text:p text:style-name="P8">Buxon is a graphical browser for <text:span text:style-name="Variable">sioc:Forum</text:span> instances.</text:p>
        </text:list-item>
      </text:list>
      <text:p text:style-name="Text_20_body"/>
      <text:p text:style-name="Text_20_body">\begin{figure}[ht]</text:p>
      <text:p text:style-name="Text_20_body"><text:s/>\centering</text:p>
      <text:p text:style-name="Text_20_body"><text:s/>\includegraphics[width=9cm]{images/swaml.png}</text:p>
      <text:p text:style-name="Text_20_body"><text:s/>\caption{\label{fig:swaml-and-buxon}Buxon is an end-user application</text:p>
      <text:p text:style-name="Text_20_body">that consumes</text:p>
      <text:p text:style-name="Text_20_body">\textsf{sioc:Forum} instances, which in turn can be generated from mailboxes</text:p>
      <text:p text:style-name="Text_20_body">using SWAML.}</text:p>
      <text:p text:style-name="Text_20_body">\end{figure}</text:p>
      <text:p text:style-name="Text_20_body"/>
      <text:p text:style-name="Text_20_body">Each tool has a precisely defined role, fulfilling the need to generate RDF data and to consume data, respectively, as depicted in Figure~\ref{fig:swaml-and-buxon}. The following paragraphs provide further detail on SWAML and Buxon.</text:p>
      <text:h text:style-name="Heading_20_2" text:outline-level="2">3.1 SWAML</text:h>
      <text:p text:style-name="Text_20_body">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P7">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those created by the <text:span text:style-name="Variable">In-Reply-To</text:span> header) is in fact a reference to the most recent message with that ID in the mailbox (obviously, only previous messages are considered). SWAML builds a tree for in-memory representation of the conversation threads, so <text:span text:style-name="Variable">sioc:Post</text:span>s can be properly linked.</text:p>
      <text:p text:style-name="P7">Actually, SWAML goes further than just a format-translation tool. A dedicated subroutine that runs a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P7">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 coordinates using the basic <text:span text:style-name="Variable">geo</text:span> vocabulary by Dan Brickley (Brickley 2006). Figure~\ref{fig:googlemaps} depicts a graphical representation of the KML file for a sample mailing list.</text:p>
      <text:p text:style-name="Text_20_body"/>
      <text:p text:style-name="Text_20_body">\begin{figure}[ht]</text:p>
      <text:p text:style-name="Text_20_body"><text:s/>\centering</text:p>
      <text:p text:style-name="Text_20_body"><text:s/>\includegraphics[width=9cm]{images/googlemaps.png}</text:p>
      <text:p text:style-name="Text_20_body"><text:s/>\caption{\label{fig:googlemaps}Plotting the geographical coordinates of</text:p>
      <text:p text:style-name="Text_20_body">the members of a mailing list using Google Maps.}</text:p>
      <text:p text:style-name="Text_20_body">\end{figure}</text:p>
      <text:h text:style-name="Heading_20_2" text:outline-level="2">3.2 Buxon</text:h>
      <text:p text:style-name="Text_20_body">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ref{fig:buxon}).</text:p>
      <text:p text:style-name="Text_20_body"/>
      <text:p text:style-name="Text_20_body">\begin{figure}[ht]</text:p>
      <text:p text:style-name="Text_20_body"><text:s/>\centering</text:p>
      <text:p text:style-name="Text_20_body"><text:s/>\includegraphics[width=9cm]{images/buxon.png}</text:p>
      <text:p text:style-name="Text_20_body"><text:s/>\caption{\label{fig:buxon}Buxon browsing SIOC-Dev mailing list}</text:p>
      <text:p text:style-name="Text_20_body"><text:s/>%FIXME: add a screenshot of v0.0.4</text:p>
      <text:p text:style-name="Text_20_body">\end{figure}</text:p>
      <text:p text:style-name="Text_20_body"/>
      <text:p text:style-name="Text_20_body">Buxon also gives users the ability to query the messages, searching for terms or filtering the messages in a date range. All these queries are internally translated to SPARQL (Clark 2006) to be executed over the RDF graph.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p text:style-name="Text_20_body"/>
      <text:p text:style-name="Text_20_body">\begin{figure}[ht]</text:p>
      <text:p text:style-name="Text_20_body">\lstset{language=SPARQL}</text:p>
      <text:p text:style-name="Text_20_body">\begin{lstlisting}</text:p>
      <text:p text:style-name="Preformatted_20_Text">PREFIX sioc: &lt;http://rdfs.org/sioc/ns#&gt;</text:p>
      <text:p text:style-name="Preformatted_20_Text">PREFIX rdf: &lt;http://www.w3.org/1999/02/22-rdf-syntax-ns#&gt;</text:p>
      <text:p text:style-name="Preformatted_20_Text">SELECT ?title</text:p>
      <text:p text:style-name="Preformatted_20_Text">FROM &lt;http://swaml.berlios.de/demo/index.rdf&gt;</text:p>
      <text:p text:style-name="Preformatted_20_Text">WHERE</text:p>
      <text:p text:style-name="Preformatted_20_Text">{</text:p>
      <text:p text:style-name="Preformatted_20_Text"><text:s text:c="2"/>?x rdf:type sioc:Forum .</text:p>
      <text:p text:style-name="Preformatted_20_Text"><text:s text:c="2"/>?x sioc:container_of ?message .</text:p>
      <text:p text:style-name="Preformatted_20_Text"><text:s text:c="2"/>?message sioc:has_creator ?creator .</text:p>
      <text:p text:style-name="Preformatted_20_Text"><text:s text:c="2"/>?creator sioc:name "Diego Berrueta" .</text:p>
      <text:p text:style-name="Preformatted_20_Text"><text:s text:c="2"/>?message dc:title ?title</text:p>
      <text:p text:style-name="Preformatted_20_Text">}</text:p>
      <text:p text:style-name="Text_20_body">\end{lstlisting}</text:p>
      <text:p text:style-name="Text_20_body">\caption{SPARQL query to extract all the posts sent by a given person to any <text:span text:style-name="Variable">sioc:Forum</text:span> instance.}</text:p>
      <text:p text:style-name="Text_20_body">\label{fig:sparqlquery}</text:p>
      <text:p text:style-name="Text_20_body">\end{figure}</text:p>
      <text:h text:style-name="Heading_20_1" text:outline-level="1">4. Conclusions and future work</text:h>
      <text:p text:style-name="Text_20_body">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P7">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P7">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P7">Secondly, the bot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P7">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P7">We are exploring some directions for future work. Some of them are:</text:p>
      <text:list text:style-name="L2">
        <text:list-item>
          <text:p text:style-name="P9">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9">Actually, integration could be pushed further away through RDFa (Birbeck 2006), embedding the RDF content into the XHTML documents.</text:p>
        </text:list-item>
        <text:list-item>
          <text:p text:style-name="P9">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d in XHTML format. The inherent community-based nature of mailing lists can be exploited to build recommendation systems (Celma 2006).</text:p>
        </text:list-item>
        <text:list-item>
          <text:p text:style-name="P9">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9">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possible to read the contents of a GMail account has been developed.</text:p>
        </text:list-item>
      </text:list>
      <text:h text:style-name="Heading_20_1" text:outline-level="1">Acknowledgements</text:h>
      <text:p text:style-name="Text_20_body">The authors would like to express their gratitude to Dr. John Breslin and Uldis Bojars from DERI Galway, whose support and contributions have been of <text:s/>great help to this project.</text:p>
      <text:h text:style-name="Heading_20_1" text:outline-level="1">References</text:h>
      <text:p text:style-name="Bibliography_20_1">Birbeck, M. et al, 2006. RDFa Syntax, a collection of attributes for layering RDF on XML languages, Technical report, W3C.</text:p>
      <text:p text:style-name="Bibliography_20_1">Breslin, J. et al, 2006. SIOC: an approach to connect web-based communities. <text:span text:style-name="T3">International Journal of Web Based Communities</text:span>, Vol. 2, No. 2, pp 133-142.</text:p>
      <text:p text:style-name="Bibliography_20_1">Breslin, J. et al, 2005. Towards Semantically-Interlinked Online Communities. <text:span text:style-name="T3">Proceedings of the 2nd European Semantic Web Conference, ESWC 2005</text:span>, Heraklion, Crete, Greece.</text:p>
      <text:p text:style-name="Bibliography_20_1">Brickley, D., 2006. Basic geo (WGS84 lat/long) vocabulary, Technical report, W3C Informal Note.</text:p>
      <text:p text:style-name="Bibliography_20_1">Brickley, D. &amp; Miller, L., 2005. FOAF Vocabulary Specification, Technical report.</text:p>
      <text:p text:style-name="Bibliography_20_1">Celma, O., 2006. Foafing the music: Bridging the semantic gap in music recommendation. <text:span text:style-name="T3">Proceedings of the 5th International Semantic Web Conference</text:span>, Athens, USA.</text:p>
      <text:p text:style-name="Bibliography_20_1">Clark, K. G., 2006. SPARQL protocol for RDF, Technical report, W3C Candidate Recommendation.</text:p>
      <text:p text:style-name="Bibliography_20_1">Dublin Core Metadata Element Set, Version 1.1, 2006. Technical report.</text:p>
      <text:p text:style-name="Bibliography_20_1">Hall, E., 2005. RFC 4155 - the application/mbox media type, Technical report, The Internet Society.</text:p>
      <text:p text:style-name="Bibliography_20_1">Klyne, G. and Carroll, J. J., 2004. Resource Description Framework (RDF): Concepts and abstract syntax, Technical report, W3C Recommendation.</text:p>
      <text:p text:style-name="Bibliography_20_1">Miles, A. et al, 2006. Best practice recipes for publishing RDF vocabularies, Technical report, W3C Working Draft.</text:p>
      <text:p text:style-name="Bibliography_20_1">Pan, Z. et al 2006. An investigation into the feasibility of the semantic web, Technical Report LU-CSE-06-025, Dept. of Computer Science and Engineering, Lehigh University.</text:p>
      <text:p text:style-name="Bibliography_20_1">Resnick, P., 2001. RFC 2822 - internet message format, Technical report, The Internet Society.</text:p>
      <text:p text:style-name="Bibliography_20_1">Ricket, D, 2006. Google Maps and Google Earth integration using KML, in Fall Mee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Bitstream Vera Sans" fo:font-size="12pt" fo:language="es" fo:country="E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New Roman" fo:font-size="10pt" fo:language="en" fo:country="GB"/>
    </style:style>
    <style:style style:name="Text_20_body" style:display-name="Text body" style:family="paragraph" style:parent-style-name="Standard" style:class="text">
      <style:paragraph-properties fo:margin-left="0cm" fo:margin-right="0cm" fo:margin-top="0cm" fo:margin-bottom="0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1"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Abstract" style:family="paragraph" style:parent-style-name="Standard"/>
    <style:style style:name="Titulo_20_Primera" style:display-name="Titulo Primera"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5.5cm" fo:margin-bottom="5.001cm" fo:margin-left="4.3cm" fo:margin-right="3.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Diego Berrueta</meta:initial-creator>
    <meta:creation-date>2007-02-17T17:30:02</meta:creation-date>
    <dc:creator>Diego Berrueta</dc:creator>
    <dc:date>2007-02-17T18:37:00</dc:date>
    <dc:language>es-ES</dc:language>
    <meta:editing-cycles>20</meta:editing-cycles>
    <meta:user-defined meta:name="Info 1"/>
    <meta:user-defined meta:name="Info 2"/>
    <meta:user-defined meta:name="Info 3"/>
    <meta:user-defined meta:name="Info 4"/>
    <meta:document-statistic meta:table-count="0" meta:image-count="0" meta:object-count="0" meta:page-count="7" meta:paragraph-count="131" meta:word-count="2881" meta:character-count="17963"/>
  </office:meta>
</office:document-meta>
</file>